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bd89" officeooo:paragraph-rsid="0016bd89"/>
    </style:style>
    <style:style style:name="T1" style:family="text">
      <style:text-properties officeooo:rsid="0016bd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1)﻿Genesis</text:p>
      <text:p text:style-name="P1">1:31 2:25 3:24 4:26 5:32 6:22 7:24 8:22 9:29 10:32 11:32 12:20 13:18 14:24 15:21 16:16 17:27 18:33 19:38 20:18 21:34 22:24 23:20 24:67 25:34 26:35 27:46 28:22 29:35 30:43 31:55 32:32 33:20 34:31 35:29 36:43 37:36 38:30 39:23 40:23 41:57 42:38 43:34 44:34 45:28 46:34 47:31 48:22 49:33 50:26 </text:p>
      <text:p text:style-name="P1"/>
      <text:p text:style-name="P1">(2)Exodus</text:p>
      <text:p text:style-name="P1">1:22 2:25 3:22 4:31 5:23 6:30 7:25 8:32 9:35 10:29 11:10 12:51 13:22 14:31 15:27 16:36 17:16 18:27 19:25 20:26 21:36 22:31 23:33 24:18 25:40 26:37 27:21 28:43 29:46 30:38 31:18 32:35 33:23 34:35 35:35 36:38 37:29 38:31 39:43 40:38 </text:p>
      <text:p text:style-name="P1"/>
      <text:p text:style-name="P1">(3)Leviticus</text:p>
      <text:p text:style-name="P1">1:17 2:16 3:17 4:35 5:19 6:30 7:38 8:36 9:24 10:20 11:47 12:8 13:59 14:57 15:33 16:34 17:16 18:30 19:37 20:27 21:24 22:33 23:44 24:23 25:55 26:46 27:34 </text:p>
      <text:p text:style-name="P1"/>
      <text:p text:style-name="P1">(4)Numbers</text:p>
      <text:p text:style-name="P1">1:54 2:34 3:51 4:49 5:31 6:27 7:89 8:26 9:23 10:36 11:35 12:16 13:33 14:45 15:41 16:50 17:13 18:32 19:22 20:29 21:35 22:41 23:30 24:25 25:18 26:65 27:23 28:31 29:40 30:16 31:54 32:42 33:56 34:29 35:34 36:13 </text:p>
      <text:p text:style-name="P1"/>
      <text:p text:style-name="P1">(5)Deuteronomy</text:p>
      <text:p text:style-name="P1">1:46 2:37 3:29 4:49 5:33 6:25 7:26 8:20 9:29 10:22 11:32 12:32 13:18 14:29 15:23 16:22 17:20 18:22 19:21 20:20 21:23 22:30 23:25 24:22 25:19 26:19 27:26 28:68 29:29 30:20 31:30 32:52 33:29 34:12 </text:p>
      <text:p text:style-name="P1"/>
      <text:p text:style-name="P1">(6)Joshua</text:p>
      <text:p text:style-name="P1">1:18 2:24 3:17 4:24 5:15 6:27 7:26 8:35 9:27 10:43 11:23 12:24 13:33 14:15 15:63 16:10 17:18 18:28 19:51 20:9 21:45 22:34 23:16 24:33 </text:p>
      <text:p text:style-name="P1"/>
      <text:p text:style-name="P1">(7)Judges</text:p>
      <text:p text:style-name="P1">1:36 2:23 3:31 4:24 5:31 6:40 7:25 8:35 9:57 10:18 11:40 12:15 13:25 14:20 15:20 16:31 17:13 18:31 19:30 20:48 21:25 </text:p>
      <text:p text:style-name="P1"/>
      <text:p text:style-name="P1">(8)Ruth</text:p>
      <text:p text:style-name="P1">1:22 2:23 3:18 4:22 </text:p>
      <text:p text:style-name="P1"/>
      <text:p text:style-name="P1">(9)1 Samuel</text:p>
      <text:p text:style-name="P1">1:28 2:36 3:21 4:22 5:12 6:21 7:17 8:22 9:27 10:27 11:15 12:25 13:23 14:52 15:35 16:23 17:58 18:30 19:24 20:42 21:15 22:23 23:29 24:22 25:44 26:25 27:12 28:25 29:11 30:31 31:13 </text:p>
      <text:p text:style-name="P1"/>
      <text:p text:style-name="P1">(10)2 Samuel</text:p>
      <text:p text:style-name="P1">1:27 2:32 3:39 4:12 5:25 6:23 7:29 8:18 9:13 10:19 11:27 12:31 13:39 14:33 15:37 16:23 17:29 18:33 19:43 20:26 21:22 22:51 23:39 24:25 </text:p>
      <text:p text:style-name="P1"/>
      <text:p text:style-name="P1">(11)1 Kings</text:p>
      <text:p text:style-name="P1">1:53 2:46 3:28 4:34 5:18 6:38 7:51 8:66 9:28 10:29 11:43 12:33 13:34 14:31 15:34 16:34 17:24 18:46 19:21 20:43 21:29 22:53 </text:p>
      <text:p text:style-name="P1"/>
      <text:p text:style-name="P1"/>
      <text:p text:style-name="P1"/>
      <text:p text:style-name="P1"><text:soft-page-break/>(12)2 Kings</text:p>
      <text:p text:style-name="P1">1:18 2:25 3:27 4:44 5:27 6:33 7:20 8:29 9:37 10:36 11:21 12:21 13:25 14:29 15:38 16:20 17:41 18:37 19:37 20:21 21:26 22:20 23:37 24:20 25:30 </text:p>
      <text:p text:style-name="P1"/>
      <text:p text:style-name="P1">(13)1 Chronicles</text:p>
      <text:p text:style-name="P1">1:54 2:55 3:24 4:43 5:26 6:81 7:40 8:40 9:44 10:14 11:47 12:40 13:14 14:17 15:29 16:43 17:27 18:17 19:19 20:8 21:30 22:19 23:32 24:31 25:31 26:32 27:34 28:21 29:30 </text:p>
      <text:p text:style-name="P1"/>
      <text:p text:style-name="P1">(14)2 Chronicles</text:p>
      <text:p text:style-name="P1">1:17 2:18 3:17 4:22 5:14 6:42 7:22 8:18 9:31 10:19 11:23 12:16 13:22 14:15 15:19 16:14 17:19 18:34 19:11 20:37 21:20 22:12 23:21 24:27 25:28 26:23 27:9 28:27 29:36 30:27 31:21 32:33 33:25 34:33 35:27 36:23 </text:p>
      <text:p text:style-name="P1"/>
      <text:p text:style-name="P1">(15)Ezra</text:p>
      <text:p text:style-name="P1">1:11 2:70 3:13 4:24 5:17 6:22 7:28 8:36 9:15 10:44 </text:p>
      <text:p text:style-name="P1"/>
      <text:p text:style-name="P1">(16)Nehemiah</text:p>
      <text:p text:style-name="P1">1:11 2:20 3:32 4:23 5:19 6:19 7:73 8:18 9:38 10:39 11:36 12:47 13:31 </text:p>
      <text:p text:style-name="P1"/>
      <text:p text:style-name="P1">(17)Esther</text:p>
      <text:p text:style-name="P1">1:22 2:23 3:15 4:17 5:14 6:14 7:10 8:17 9:32 10:3 </text:p>
      <text:p text:style-name="P1"/>
      <text:p text:style-name="P1">(18)Job</text:p>
      <text:p text:style-name="P1">1:22 2:13 3:26 4:21 5:27 6:30 7:21 8:22 9:35 10:22 11:20 12:25 13:28 14:22 15:35 16:22 17:16 18:21 19:29 20:29 21:34 22:30 23:17 24:25 25:6 26:14 27:23 28:28 29:25 30:31 31:40 32:22 33:33 34:37 35:16 36:33 37:24 38:41 39:30 40:24 41:34 42:17 </text:p>
      <text:p text:style-name="P1"/>
      <text:p text:style-name="P1">(19)Psalms</text:p>
      <text:p text:style-name="P1">1:6 2:12 3:8 4:8 5:12 6:10 7:17 8:9 9:20 10:18 11:7 12:8 13:6 14:7 15:5 16:11 17:15 18:50 19:14 20:9 21:13 22:31 23:6 24:10 25:22 26:12 27:14 28:9 29:11 30:12 31:24 32:11 33:22 34:22 35:28 36:12 37:40 38:22 39:13 40:17 41:13 42:11 43:5 44:26 45:17 46:11 47:9 48:14 49:20 50:23 51:19 52:9 53:6 54:7 55:23 56:13 57:11 58:11 59:17 60:12 61:8 62:12 63:11 64:10 65:13 66:20 67:7 68:35 69:36 70:5 71:24 72:20 73:28 74:23 75:10 76:12 77:20 78:72 79:13 80:19 81:16 82:8 83:18 84:12 85:13 86:17 87:7 88:18 89:52 90:17 91:16 92:15 93:5 94:23 95:11 96:13 97:12 98:9 99:9 100:5 101:8 102:28 103:22 104:35 105:45 106:48 107:43 108:13 109:31 110:7 111:10 112:10 113:9 114:8 115:18 116:19 117:2 118:29 119:176 120:7 121:8 122:9 123:4 124:8 125:5 126:6 127:5 128:6 129:8 130:8 131:3 132:18 133:3 134:3 135:21 136:26 137:9 138:8 139:24 140:13 141:10 142:7 143:12 144:15 145:21 146:10 147:20 148:14 149:9 150:6 </text:p>
      <text:p text:style-name="P1"/>
      <text:p text:style-name="P1">(20)Proverbs</text:p>
      <text:p text:style-name="P1">1:33 2:22 3:35 4:27 5:23 6:35 7:27 8:36 9:18 10:32 11:31 12:28 13:25 14:35 15:33 16:33 17:28 18:24 19:29 20:30 21:31 22:29 23:35 24:34 25:28 26:28 27:27 28:28 29:27 30:33 31:31 </text:p>
      <text:p text:style-name="P1"/>
      <text:p text:style-name="P1">(21)Ecclesiastes</text:p>
      <text:p text:style-name="P1">1:18 2:26 3:22 4:16 5:20 6:12 7:29 8:17 9:18 10:20 11:10 12:14 </text:p>
      <text:p text:style-name="P1"/>
      <text:p text:style-name="P1">(22)Song of Solomon</text:p>
      <text:p text:style-name="P1">1:17 2:17 3:11 4:16 5:16 6:13 7:13 8:14 </text:p>
      <text:p text:style-name="P1"/>
      <text:p text:style-name="P1"/>
      <text:p text:style-name="P1"><text:soft-page-break/>(23)Isaiah</text:p>
      <text:p text:style-name="P1">1:31 2:22 3:26 4:6 5:30 6:13 7:25 8:22 9:21 10:34 11:16 12:6 13:22 14:32 15:9 16:14 17:14 18:7 19:25 20:6 21:17 22:25 23:18 24:23 25:12 26:21 27:13 28:29 29:24 30:33 31:9 32:20 33:24 34:17 35:10 36:22 37:38 38:22 39:8 40:31 41:29 42:25 43:28 44:28 45:25 46:13 47:15 48:22 49:26 50:11 51:23 52:15 53:12 54:17 55:13 56:12 57:21 58:14 59:21 60:22 61:11 62:12 63:19 64:12 65:25 66:24 </text:p>
      <text:p text:style-name="P1"/>
      <text:p text:style-name="P1">(24)Jeremiah</text:p>
      <text:p text:style-name="P1">1:19 2:37 3:25 4:31 5:31 6:30 7:34 8:22 9:26 10:25 11:23 12:17 13:27 14:22 15:21 16:21 17:27 18:23 19:15 20:18 21:14 22:30 23:40 24:10 25:38 26:24 27:22 28:17 29:32 30:24 31:40 32:44 33:26 34:22 35:19 36:32 37:21 38:28 39:18 40:16 41:18 42:22 43:13 44:30 45:5 46:28 47:7 48:47 49:39 50:46 51:64 52:34 </text:p>
      <text:p text:style-name="P1"/>
      <text:p text:style-name="P1">(25)Lamentations</text:p>
      <text:p text:style-name="P1">1:22 2:22 3:66 4:22 5:22 </text:p>
      <text:p text:style-name="P1"/>
      <text:p text:style-name="P1">(26)Ezekiel</text:p>
      <text:p text:style-name="P1">1:28 2:10 3:27 4:17 5:17 6:14 7:27 8:18 9:11 10:22 11:25 12:28 13:23 14:23 15:8 16:63 17:24 18:32 19:14 20:49 21:32 22:31 23:49 24:27 25:17 26:21 27:36 28:26 29:21 30:26 31:18 32:32 33:33 34:31 35:15 36:38 37:28 38:23 39:29 40:49 41:26 42:20 43:27 44:31 45:25 46:24 47:23 48:35 </text:p>
      <text:p text:style-name="P1"/>
      <text:p text:style-name="P1">(27)Daniel</text:p>
      <text:p text:style-name="P1">1:21 2:49 3:30 4:37 5:31 6:28 7:28 8:27 9:27 10:21 11:45 12:13 </text:p>
      <text:p text:style-name="P1"/>
      <text:p text:style-name="P1">(28)Hosea</text:p>
      <text:p text:style-name="P1">1:11 2:23 3:5 4:19 5:15 6:11 7:16 8:14 9:17 10:15 11:12 12:14 13:16 14:9 </text:p>
      <text:p text:style-name="P1"/>
      <text:p text:style-name="P1">(29)Joel</text:p>
      <text:p text:style-name="P1">1:20 2:32 3:21 </text:p>
      <text:p text:style-name="P1"/>
      <text:p text:style-name="P1">(30)Amos</text:p>
      <text:p text:style-name="P1">1:15 2:16 3:15 4:13 5:27 6:14 7:17 8:14 9:15 </text:p>
      <text:p text:style-name="P1"/>
      <text:p text:style-name="P1">(31)Obadiah</text:p>
      <text:p text:style-name="P1">1:21 </text:p>
      <text:p text:style-name="P1"/>
      <text:p text:style-name="P1">(32)Jonah</text:p>
      <text:p text:style-name="P1">1:17 2:10 3:10 4:11 </text:p>
      <text:p text:style-name="P1"/>
      <text:p text:style-name="P1">(33)Micah</text:p>
      <text:p text:style-name="P1">1:16 2:13 3:12 4:13 5:15 6:16 7:20 </text:p>
      <text:p text:style-name="P1"/>
      <text:p text:style-name="P1">(34)Nahum</text:p>
      <text:p text:style-name="P1">1:15 2:13 3:19 </text:p>
      <text:p text:style-name="P1"/>
      <text:p text:style-name="P1">(35)Habakkuk</text:p>
      <text:p text:style-name="P1">1:17 2:20 3:19 </text:p>
      <text:p text:style-name="P1"/>
      <text:p text:style-name="P1">(36)Zephaniah</text:p>
      <text:p text:style-name="P1">1:18 2:15 3:20 </text:p>
      <text:p text:style-name="P1"><text:soft-page-break/>(37)Haggai</text:p>
      <text:p text:style-name="P1">1:15 2:23 </text:p>
      <text:p text:style-name="P1"/>
      <text:p text:style-name="P1">(38)Zechariah</text:p>
      <text:p text:style-name="P1">1:21 2:13 3:10 4:14 5:11 6:15 7:14 8:23 9:17 10:12 11:17 12:14 13:9 14:21 </text:p>
      <text:p text:style-name="P1"/>
      <text:p text:style-name="P1">(39)Malachi</text:p>
      <text:p text:style-name="P1">1:14 2:17 3:18 4:6 </text:p>
      <text:p text:style-name="P1"/>
      <text:p text:style-name="P1">(40)Matthew</text:p>
      <text:p text:style-name="P1">1:25 2:23 3:17 4:25 5:48 6:34 7:29 8:34 9:38 10:42 11:30 12:50 13:58 14:36 15:39 16:28 17:27 18:35 19:30 20:34 21:46 22:46 23:39 24:51 25:46 26:75 27:66 28:20 </text:p>
      <text:p text:style-name="P1"/>
      <text:p text:style-name="P1">(41)Mark</text:p>
      <text:p text:style-name="P1">1:45 2:28 3:35 4:41 5:43 6:56 7:37 8:38 9:50 10:52 11:33 12:44 13:37 14:72 15:47 16:20 </text:p>
      <text:p text:style-name="P1"/>
      <text:p text:style-name="P1">(42)Luke</text:p>
      <text:p text:style-name="P1">1:80 2:52 3:38 4:44 5:39 6:49 7:50 8:56 9:62 10:42 11:54 12:59 13:35 14:35 15:32 16:31 17:37 18:43 19:48 20:47 21:38 22:71 23:56 24:53 </text:p>
      <text:p text:style-name="P1"/>
      <text:p text:style-name="P1">(43)John</text:p>
      <text:p text:style-name="P1">1:51 2:25 3:36 4:54 5:47 6:71 7:53 8:59 9:41 10:42 11:57 12:50 13:38 14:31 15:27 16:33 17:26 18:40 19:42 20:31 21:25 </text:p>
      <text:p text:style-name="P1"/>
      <text:p text:style-name="P1">(44)Acts</text:p>
      <text:p text:style-name="P1">1:26 2:47 3:26 4:37 5:42 6:15 7:60 8:40 9:43 10:48 11:30 12:25 13:52 14:28 15:41 16:40 17:34 18:28 19:41 20:38 21:40 22:30 23:35 24:27 25:27 26:32 27:44 28:31 </text:p>
      <text:p text:style-name="P1"/>
      <text:p text:style-name="P1">(45)Romans</text:p>
      <text:p text:style-name="P1">1:32 2:29 3:31 4:25 5:21 6:23 7:25 8:39 9:33 10:21 11:36 12:21 13:14 14:23 15:33 16:27 </text:p>
      <text:p text:style-name="P1"/>
      <text:p text:style-name="P1">(46)1 Corinthians</text:p>
      <text:p text:style-name="P1">1:31 2:16 3:23 4:21 5:13 6:20 7:40 8:13 9:27 10:33 11:34 12:31 13:13 14:40 15:58 16:24 </text:p>
      <text:p text:style-name="P1"/>
      <text:p text:style-name="P1">(47)2 Corinthians</text:p>
      <text:p text:style-name="P1">1:24 2:17 3:18 4:18 5:21 6:18 7:16 8:24 9:15 10:18 11:33 12:21 13:14 </text:p>
      <text:p text:style-name="P1"/>
      <text:p text:style-name="P1">(48)Galatians</text:p>
      <text:p text:style-name="P1">1:24 2:21 3:29 4:31 5:26 6:18 </text:p>
      <text:p text:style-name="P1"/>
      <text:p text:style-name="P1">(49)Ephesians</text:p>
      <text:p text:style-name="P1">1:23 2:22 3:21 4:32 5:33 6:24 </text:p>
      <text:p text:style-name="P1"/>
      <text:p text:style-name="P1">(50)Philippians</text:p>
      <text:p text:style-name="P1">1:30 2:30 3:21 4:23 </text:p>
      <text:p text:style-name="P1"/>
      <text:p text:style-name="P1">(51)Colossians</text:p>
      <text:p text:style-name="P1">1:29 2:23 3:25 4:18 </text:p>
      <text:p text:style-name="P1"/>
      <text:p text:style-name="P1"/>
      <text:p text:style-name="P1"><text:soft-page-break/>(52)1 Thessalonians</text:p>
      <text:p text:style-name="P1">1:10 2:20 3:13 4:18 5:28 </text:p>
      <text:p text:style-name="P1"/>
      <text:p text:style-name="P1">(53)2 Thessalonians</text:p>
      <text:p text:style-name="P1">1:12 2:17 3:18 </text:p>
      <text:p text:style-name="P1"/>
      <text:p text:style-name="P1">(54)1 Timothy</text:p>
      <text:p text:style-name="P1">1:20 2:15 3:16 4:16 5:25 6:21 </text:p>
      <text:p text:style-name="P1"/>
      <text:p text:style-name="P1">(55)2 Timothy</text:p>
      <text:p text:style-name="P1">1:18 2:26 3:17 4:22 </text:p>
      <text:p text:style-name="P1"/>
      <text:p text:style-name="P1">(56)Titus</text:p>
      <text:p text:style-name="P1">1:16 2:15 3:15 </text:p>
      <text:p text:style-name="P1"/>
      <text:p text:style-name="P1">(57)Philemon</text:p>
      <text:p text:style-name="P1">1:25 </text:p>
      <text:p text:style-name="P1"/>
      <text:p text:style-name="P1">(58)Hebrews</text:p>
      <text:p text:style-name="P1">1:14 2:18 3:19 4:16 5:14 6:20 7:28 8:13 9:28 10:39 11:40 12:29 13:25 </text:p>
      <text:p text:style-name="P1"/>
      <text:p text:style-name="P1">(59)James</text:p>
      <text:p text:style-name="P1">1:27 2:26 3:18 4:17 5:20 </text:p>
      <text:p text:style-name="P1"/>
      <text:p text:style-name="P1">(60)1 Peter</text:p>
      <text:p text:style-name="P1">1:25 2:25 3:22 4:19 5:14 </text:p>
      <text:p text:style-name="P1"/>
      <text:p text:style-name="P1">(61)2 Peter</text:p>
      <text:p text:style-name="P1">1:21 2:22 3:18 </text:p>
      <text:p text:style-name="P1"/>
      <text:p text:style-name="P1">(62)1 John</text:p>
      <text:p text:style-name="P1">1:10 2:29 3:24 4:21 5:21 </text:p>
      <text:p text:style-name="P1"/>
      <text:p text:style-name="P1">(63)2 John</text:p>
      <text:p text:style-name="P1">1:13 </text:p>
      <text:p text:style-name="P1"/>
      <text:p text:style-name="P1">(64)3 John</text:p>
      <text:p text:style-name="P1">1:14 </text:p>
      <text:p text:style-name="P1"/>
      <text:p text:style-name="P1">(65)Jude</text:p>
      <text:p text:style-name="P1">1:25 </text:p>
      <text:p text:style-name="P1"/>
      <text:p text:style-name="P1">(66)Revelation</text:p>
      <text:p text:style-name="P1">1:20 2:29 3:22 4:11 5:14 6:17 7:17 8:13 9:21 10:11 11:19 12:17 13:18 14:20 15:8 16:21 17:18 18:24 19:21 20:15 21:27 22: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6bd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1:56:30.246675216</meta:creation-date>
    <dc:date>2015-09-23T12:02:37.141271587</dc:date>
    <meta:editing-duration>PT6M8S</meta:editing-duration>
    <meta:editing-cycles>2</meta:editing-cycles>
    <meta:generator>LibreOffice/5.0.0.5$Linux_x86 LibreOffice_project/437e4abdf9e72fd0a6e6f8697a0e659bc77f9b10</meta:generator>
    <meta:document-statistic meta:table-count="0" meta:image-count="0" meta:object-count="0" meta:page-count="5" meta:paragraph-count="133" meta:word-count="1276" meta:character-count="7431" meta:non-whitespace-character-count="6223"/>
  </office:meta>
</office:document-meta>
</file>